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ptos Narrow&quot;" svg:font-family="'&quot;Aptos Narrow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izwan sir 9717339995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ganesh</text:p>
          </table:table-cell>
          <table:table-cell table:style-name="ce3" office:value-type="float" office:value="9039388168" calcext:value-type="float">
            <text:p>90393881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ishav</text:p>
          </table:table-cell>
          <table:table-cell table:style-name="ce3" office:value-type="float" office:value="9536285744" calcext:value-type="float">
            <text:p>9536285744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ptos Narrow&quot;" svg:font-family="'&quot;Aptos Narrow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" meta:object-count="0"/>
    <meta:generator>LibreOfficeDev/6.0.5.2$Linux_X86_64 LibreOffice_project/</meta:generator>
  </office:meta>
</office:document-meta>
</file>